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soupir*</text:p>
      <text:p text:style-name="P1">Il semblerait que je n'ai pas vraiment le choix</text:p>
      <text:p text:style-name="P3">Sage décision. Maintenant va-t-en avant que je ne change d'avis.</text:p>
      <text:p text:style-name="P3"/>
      <text:p text:style-name="P3"/>
      <text:p text:style-name="P4">(Au QG)</text:p>
      <text:p text:style-name="P2">Un type en costard avec des lunettes noirs ?</text:p>
      <text:p text:style-name="P1">Il avait l'air bien plus fort que les autres, il aurait clairement eu l'avantage.</text:p>
      <text:p text:style-name="P2">Il doit être nouveau … Je devrais en informer Pierre.</text:p>
      <text:p text:style-name="P3">(Stehpan)</text:p>
      <text:p text:style-name="P3">Salut les filles ! Vous parlez de moi ?</text:p>
      <text:p text:style-name="P2">Stephan … (blasée)</text:p>
      <text:p text:style-name="P1">Salut stephan ! (contente)</text:p>
      <text:p text:style-name="P1">J'étais en train de raconter comment s'est passé ma mission.</text:p>
      <text:p text:style-name="P3">Et tu as réussi parce que tu es trop forte !</text:p>
      <text:p text:style-name="P1">En fait non … Mais tant pis, la prochaine fois sera la bonne.</text:p>
      <text:p text:style-name="P3">Je n'en doute pas.</text:p>
      <text:p text:style-name="P3">En parlant de mission, dans quelques heures on part avec Ron et Philippe pour le commissariat.Tu te joins à nous ? Ça pourrais être fun</text:p>
      <text:p text:style-name="P1">Bonne idée ! Ca sera avec plaisir !</text:p>
      <text:p text:style-name="P3">Ça marche, on fais comme ça al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09:14:46.09</meta:creation-date>
    <meta:generator>OpenOffice/4.1.7$Win32 OpenOffice.org_project/417m1$Build-9800</meta:generator>
    <dc:date>2020-11-13T12:35:05.09</dc:date>
    <meta:editing-duration>PT3H46S</meta:editing-duration>
    <meta:editing-cycles>13</meta:editing-cycles>
    <meta:document-statistic meta:table-count="0" meta:image-count="0" meta:object-count="0" meta:page-count="1" meta:paragraph-count="18" meta:word-count="150" meta:character-count="783"/>
  </office:meta>
</office:document-meta>
</file>